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officeooo:rsid="00110780" officeooo:paragraph-rsid="00110780" style:font-size-asian="10.5pt"/>
    </style:style>
    <style:style style:name="P2" style:family="paragraph" style:parent-style-name="Standard">
      <style:paragraph-properties fo:text-align="center" style:justify-single-word="false"/>
      <style:text-properties fo:language="es" fo:country="ES" fo:font-style="normal" officeooo:rsid="00110780" officeooo:paragraph-rsid="00110780" style:font-size-asian="10.5pt" style:font-style-asian="normal" style:font-style-complex="normal"/>
    </style:style>
    <style:style style:name="P3" style:family="paragraph" style:parent-style-name="Standard">
      <style:paragraph-properties fo:text-align="start" style:justify-single-word="false"/>
      <style:text-properties fo:language="es" fo:country="ES" fo:font-style="normal" officeooo:rsid="00110780" officeooo:paragraph-rsid="00110780" style:font-size-asian="10.5pt" style:font-style-asian="normal" style:font-style-complex="normal"/>
    </style:style>
    <style:style style:name="P4" style:family="paragraph" style:parent-style-name="Standard">
      <style:paragraph-properties fo:text-align="start" style:justify-single-word="false"/>
      <style:text-properties fo:language="es" fo:country="ES" fo:font-style="normal" officeooo:rsid="00110780" officeooo:paragraph-rsid="0021c8fc" style:font-size-asian="10.5pt" style:font-style-asian="normal" style:font-style-complex="normal"/>
    </style:style>
    <style:style style:name="P5" style:family="paragraph" style:parent-style-name="Standard">
      <style:paragraph-properties fo:text-align="start" style:justify-single-word="false"/>
      <style:text-properties fo:language="es" fo:country="ES" fo:font-style="normal" officeooo:rsid="001318a2" officeooo:paragraph-rsid="001318a2" style:font-size-asian="10.5pt" style:font-style-asian="normal" style:font-style-complex="normal"/>
    </style:style>
    <style:style style:name="P6" style:family="paragraph" style:parent-style-name="Standard">
      <style:paragraph-properties fo:text-align="start" style:justify-single-word="false"/>
      <style:text-properties fo:language="es" fo:country="ES" fo:font-style="normal" officeooo:rsid="0021c8fc" officeooo:paragraph-rsid="0021c8fc"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01187d0"/>
    </style:style>
    <style:style style:name="T3" style:family="text">
      <style:text-properties officeooo:rsid="0013d3a8"/>
    </style:style>
    <style:style style:name="T4" style:family="text">
      <style:text-properties officeooo:rsid="001d45b1"/>
    </style:style>
    <style:style style:name="T5" style:family="text">
      <style:text-properties officeooo:rsid="002658d1"/>
    </style:style>
    <style:style style:name="T6" style:family="text">
      <style:text-properties officeooo:rsid="002a5e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de <text:span text:style-name="T1">La Muñeca Menor</text:span></text:p>
      <text:p text:style-name="P2"/>
      <text:p text:style-name="P2"/>
      <text:p text:style-name="P2"/>
      <text:p text:style-name="P5">Resumen: La tía obtiene una llaga por ser mordida por una chágara en la pantorrilla y después de pocos intentos, el médico concluye que no es posible tratarlo. La tía comienza hacer muñecas para sus sobrinas para cada cumpleaños, y cuando un sobrina se case la tía le hace una muñeca muy especial llena de miel. Después de muchos años la llaga todavía no ha cerrado, y el médico ha sido haciendo visitas mensuales para observarla. El hijo del médico se realiza que é<text:span text:style-name="T3">l podría haber curarla, y él médico responde que sí, pero luego no habría sido posible pagar por los estudios del hijo. Al hijo le interesa la sobrina más joven de la tía. Se casan y la tía les hace una muñeca muy especial. Los casados viven en una casa “encuadrada dentro de un bloque de cemento,” y el hijo la obligaba su esposa sentarse en el balcón, “para que los que pasaban por la calle supiesen que él se había casado en sociedad.” El joven empeña los ojos de la muñeca para un reloj, y luego la muñeca desaparece. Cuando él la pregunta de lo que pasó, ella dice que las hormigas la destruyeron porque la muñeca era llena de miel. Los años pasan y él hijo del médico se pone viejo, pero su esposa mantiene su posición en el balcón “con ojos bajos” y “la piel aporcelanada y dura que tenía cuando la iba a visitar a la casa del cañaveral.” Una noche, él escucha a su pecho por estetoscopio y oye agua. Ella ha convertido en la muñeca y abre los párpados y salen las chágaras de sus ojos.</text:span></text:p>
      <text:p text:style-name="P5"/>
      <text:p text:style-name="P4"><text:tab/>El paralelo entre <text:span text:style-name="T4">la objetivación</text:span> de la tía por el médico y <text:span text:style-name="T4">la objetivación </text:span>de la sobrina más joven por el hijo del médico <text:span text:style-name="T2">comunica el papel de los mujeres entre un sociedad capitalista como objetos. </text:span></text:p>
      <text:p text:style-name="P4"/>
      <text:p text:style-name="P4"><text:span text:style-name="T2">La aprovechamiento de la tía por el médico indica que él médico la ve como una objecto de explotar en vez de un paciente que necesita tratamiento. Cuando la tía mantiene la llaga, el médico nunca trata de remover la chágara y dice que no es nada. Esto nos muestra que el médico no se preocupa la herida de la tía. Después de pocos días, la llaga todavía no ha cerrado entonces la trata con el método muy sofisticado de aplicar un sinapismo. En vez de cirugía para removerla, el médico usa el tratamiento tan básico que empeora la herida. Luego el hijo del médico nos revela que el médico podría haber tratarla, pero no lo hizo para poder pagar los estudios “en el norte” de su hijo con el dinero de las visitas. Esto nos muestra que el médico no le importa la tía como un paciente sino más bien como un objecto que puede explotar para dinero.</text:span></text:p>
      <text:p text:style-name="P3"/>
      <text:p text:style-name="P6"><text:span text:style-name="T6">El usa de la sobrina más joven por el hijo del médico como un símbolo de estatus nos muestra que como su padre, el hijo ve los mujeres como objectos para aprovechar. </text:span>El hijo del médico se casa a la sobrina más joven de la tía. Para su boda, la tía hace una muñeca llena de miel. Cuando se casan <text:span text:style-name="T5">se mudan en una casa “encuadrada dentro de un bloque de cemento.” La apariencia dura y inhóspita de la casa indica que el hijo no se cuida de los emociones ni la comodidad de su esposa. También podemos verlo en cómo él la obliga a sentarse en el balcón para que el pueblo sepa que él ha casado. Entonces el hijo también la explota su esposa no para dinero pero para estatus social. Él empeña los ojos de la muñeca para un reloj, la deja “con los ojos bajos.” Mucho tiempo pasa, y la sobrina más joven continua sentarse en el balcón “con los ojos bajos.” Este paralelo entre la descripción de la muñeca y la descripción de ella comunica como ahorita ella no está más de un objecto al hijo. Nosotros verlo de nuevo en el fin del cuento cuando ella se se convierte literalmente en la muñe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7:42:17.077399000</meta:creation-date>
    <dc:date>2018-05-09T09:05:10.691556000</dc:date>
    <meta:editing-duration>PT1H2M21S</meta:editing-duration>
    <meta:editing-cycles>24</meta:editing-cycles>
    <meta:generator>LibreOffice/5.2.5.1$MacOSX_X86_64 LibreOffice_project/0312e1a284a7d50ca85a365c316c7abbf20a4d22</meta:generator>
    <meta:document-statistic meta:table-count="0" meta:image-count="0" meta:object-count="0" meta:page-count="1" meta:paragraph-count="5" meta:word-count="684" meta:character-count="3609" meta:non-whitespace-character-count="2928"/>
  </office:meta>
</office:document-meta>
</file>